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639cm" fo:min-width="2.802cm"/>
    </style:style>
    <style:style style:name="gr2" style:family="graphic" style:parent-style-name="standard">
      <style:graphic-properties draw:fill-color="#2bd0d2" draw:textarea-horizontal-align="justify" draw:textarea-vertical-align="middle" draw:auto-grow-height="false" fo:min-height="0.639cm" fo:min-width="2.802cm"/>
    </style:style>
    <style:style style:name="gr3" style:family="graphic" style:parent-style-name="standard">
      <style:graphic-properties draw:fill-color="#7e9f5f" draw:textarea-horizontal-align="justify" draw:textarea-vertical-align="middle" draw:auto-grow-height="false" fo:min-height="0.639cm" fo:min-width="2.8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-color="#7e9f5f" draw:textarea-horizontal-align="justify" draw:textarea-vertical-align="middle" draw:auto-grow-height="false" fo:min-height="0.639cm" fo:min-width="1.847cm"/>
    </style:style>
    <style:style style:name="gr8" style:family="graphic" style:parent-style-name="standard">
      <style:graphic-properties draw:fill-color="#7e9f5f" draw:textarea-horizontal-align="justify" draw:textarea-vertical-align="middle" draw:auto-grow-height="false" fo:min-height="0.131cm" fo:min-width="0.389cm"/>
    </style:style>
    <style:style style:name="gr9" style:family="graphic" style:parent-style-name="standard">
      <style:graphic-properties draw:fill-color="#00a6a8" draw:textarea-horizontal-align="justify" draw:textarea-vertical-align="middle" draw:auto-grow-height="false" fo:min-height="0.131cm" fo:min-width="0.389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standard">
      <style:graphic-properties draw:stroke="none" svg:stroke-color="#000000" draw:fill="none" draw:fill-color="#ffffff" fo:min-height="0.265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objectwithoutfill">
      <style:graphic-properties draw:marker-end="Arrow" draw:marker-end-width="0.3cm" draw:fill="none" draw:fill-color="#00a853" draw:textarea-vertical-align="middle"/>
    </style:style>
    <style:style style:name="P1" style:family="paragraph">
      <style:paragraph-properties fo:text-align="center"/>
      <style:text-properties fo:font-weight="normal" style:font-weight-asian="bold" style:font-weight-complex="bold"/>
    </style:style>
    <style:style style:name="P2" style:family="paragraph">
      <loext:graphic-properties draw:fill-color="#cccccc"/>
      <style:paragraph-properties fo:text-align="center"/>
      <style:text-properties fo:font-weight="normal" style:font-weight-asian="bold" style:font-weight-complex="bold"/>
    </style:style>
    <style:style style:name="P3" style:family="paragraph">
      <loext:graphic-properties draw:fill-color="#2bd0d2"/>
      <style:paragraph-properties fo:text-align="center"/>
      <style:text-properties fo:font-weight="normal" style:font-weight-asian="bold" style:font-weight-complex="bold"/>
    </style:style>
    <style:style style:name="P4" style:family="paragraph">
      <loext:graphic-properties draw:fill-color="#7e9f5f"/>
      <style:paragraph-properties fo:text-align="center"/>
      <style:text-properties fo:font-weight="normal" style:font-weight-asian="bold" style:font-weight-complex="bold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7e9f5f"/>
      <style:paragraph-properties fo:text-align="center"/>
      <style:text-properties fo:font-weight="normal"/>
    </style:style>
    <style:style style:name="P7" style:family="paragraph">
      <loext:graphic-properties draw:fill="none"/>
      <style:paragraph-properties fo:text-align="center"/>
      <style:text-properties fo:font-weight="normal"/>
    </style:style>
    <style:style style:name="P8" style:family="paragraph">
      <style:text-properties fo:font-weight="normal"/>
    </style:style>
    <style:style style:name="P9" style:family="paragraph">
      <loext:graphic-properties draw:fill="none" draw:fill-color="#ffffff"/>
      <style:text-properties fo:font-weight="normal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2bd0d2"/>
      <style:paragraph-properties fo:text-align="center"/>
      <style:text-properties fo:font-weight="normal"/>
    </style:style>
    <style:style style:name="P13" style:family="paragraph">
      <loext:graphic-properties draw:fill-color="#7e9f5f"/>
      <style:paragraph-properties fo:text-align="center"/>
    </style:style>
    <style:style style:name="P14" style:family="paragraph">
      <loext:graphic-properties draw:fill-color="#00a6a8"/>
      <style:paragraph-properties fo:text-align="center"/>
    </style:style>
    <style:style style:name="P15" style:family="paragraph"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00a853"/>
      <style:paragraph-properties fo:text-align="center"/>
      <style:text-properties fo:font-weight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02cm" svg:height="0.889cm" svg:x="8.999cm" svg:y="1.254cm">
          <text:p text:style-name="P1"><text:span text:style-name="T1">Base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02cm" svg:height="0.889cm" svg:x="2.899cm" svg:y="3.454cm">
          <text:p text:style-name="P1"><text:span text:style-name="T1">BaseTopology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302cm" svg:height="0.889cm" svg:x="6.799cm" svg:y="3.454cm">
          <text:p text:style-name="P1"><text:span text:style-name="T1">MapTopolog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302cm" svg:height="0.889cm" svg:x="13.299cm" svg:y="3.454cm">
          <text:p text:style-name="P1"><text:span text:style-name="T1">Topolog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3.302cm" svg:height="0.889cm" svg:x="8.899cm" svg:y="5.054cm">
          <text:p text:style-name="P5">Point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302cm" svg:height="0.889cm" svg:x="17.099cm" svg:y="5.054cm">
          <text:p text:style-name="P1"><text:span text:style-name="T1">Point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7" draw:id="id37" draw:layer="layout" svg:width="3.302cm" svg:height="0.889cm" svg:x="23.699cm" svg:y="5.054cm">
          <text:p text:style-name="P5">PointSetTopology</text:p>
          <text:p text:style-name="P5">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38" draw:id="id38" draw:layer="layout" svg:width="3.302cm" svg:height="0.889cm" svg:x="23.699cm" svg:y="3.454cm">
          <text:p text:style-name="P5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.302cm" svg:height="0.889cm" svg:x="8.899cm" svg:y="6.554cm">
          <text:p text:style-name="P5">Edge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302cm" svg:height="0.889cm" svg:x="17.099cm" svg:y="6.554cm">
          <text:p text:style-name="P1"><text:span text:style-name="T1">Edge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6" draw:id="id36" draw:layer="layout" svg:width="3.302cm" svg:height="0.889cm" svg:x="23.699cm" svg:y="6.554cm">
          <text:p text:style-name="P5">EdgeSetTopology</text:p>
          <text:p text:style-name="P5">Modifier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.208cm" svg:y1="17.672cm" svg:x2="2.097cm" svg:y2="17.672cm">
          <text:p/>
        </draw:line>
        <draw:frame draw:style-name="gr5" draw:text-style-name="P9" draw:layer="layout" svg:width="2.159cm" svg:height="0.599cm" svg:x="2.143cm" svg:y="17.418cm">
          <draw:text-box>
            <text:p text:style-name="P8">Inheritance</text:p>
          </draw:text-box>
        </draw:frame>
        <draw:frame draw:style-name="gr5" draw:text-style-name="P10" draw:layer="layout" svg:width="2.159cm" svg:height="0.599cm" svg:x="2.144cm" svg:y="18.019cm">
          <draw:text-box>
            <text:p>Friend</text:p>
          </draw:text-box>
        </draw:frame>
        <draw:line draw:style-name="gr6" draw:text-style-name="P11" draw:layer="layout" svg:x1="1.254cm" svg:y1="18.307cm" svg:x2="2.143cm" svg:y2="18.307cm">
          <text:p/>
        </draw:line>
        <draw:custom-shape draw:style-name="gr3" draw:text-style-name="P6" xml:id="id10" draw:id="id10" draw:layer="layout" svg:width="3.302cm" svg:height="0.889cm" svg:x="7.125cm" svg:y="8.239cm">
          <text:p text:style-name="P5">Triangle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.302cm" svg:height="0.889cm" svg:x="10.699cm" svg:y="8.254cm">
          <text:p text:style-name="P5">QuadSetGeometry</text:p>
          <text:p text:style-name="P5">Algorithm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302cm" svg:height="0.889cm" svg:x="18.899cm" svg:y="9.254cm">
          <text:p text:style-name="P1"><text:span text:style-name="T1">QuadSetTopology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5" draw:id="id35" draw:layer="layout" svg:width="2.347cm" svg:height="0.889cm" svg:x="25.598cm" svg:y="8.254cm">
          <text:p text:style-name="P5">QuadSet</text:p>
          <text:p text:style-name="P5">TopologyModifi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733cm" svg:y1="5.572cm" svg:x2="20.431cm" svg:y2="5.572cm">
          <text:p/>
        </draw:line>
        <draw:line draw:style-name="gr6" draw:text-style-name="P5" draw:layer="layout" svg:x1="23.733cm" svg:y1="6.969cm" svg:x2="20.431cm" svg:y2="6.969cm">
          <text:p/>
        </draw:line>
        <draw:line draw:style-name="gr6" draw:text-style-name="P5" draw:layer="layout" svg:x1="25.638cm" svg:y1="8.62cm" svg:x2="22.209cm" svg:y2="9.636cm">
          <text:p/>
        </draw:line>
        <draw:custom-shape draw:style-name="gr7" draw:text-style-name="P6" xml:id="id33" draw:id="id33" draw:layer="layout" svg:width="2.347cm" svg:height="0.889cm" svg:x="22.899cm" svg:y="8.254cm">
          <text:p text:style-name="P5">TriangleSet</text:p>
          <text:p text:style-name="P5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3.302cm" svg:height="0.889cm" svg:x="15.299cm" svg:y="9.254cm">
          <text:p text:style-name="P5"><text:span text:style-name="T1">TriangleSetTopology</text:span></text:p>
          <text:p text:style-name="P5"><text:span text:style-name="T1">Containe</text:span>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971cm" svg:y1="8.62cm" svg:x2="17.764cm" svg:y2="9.255cm">
          <text:p/>
        </draw:line>
        <draw:custom-shape draw:style-name="gr7" draw:text-style-name="P6" xml:id="id34" draw:id="id34" draw:layer="layout" svg:width="2.347cm" svg:height="0.889cm" svg:x="25.597cm" svg:y="10.154cm">
          <text:p text:style-name="P5">HexahedrionSet</text:p>
          <text:p text:style-name="P5">TopologyModifier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3.302cm" svg:height="0.889cm" svg:x="15.299cm" svg:y="11.754cm">
          <text:p text:style-name="P1"><text:span text:style-name="T1">Tetr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3.302cm" svg:height="0.889cm" svg:x="18.899cm" svg:y="11.754cm">
          <text:p text:style-name="P1"><text:span text:style-name="T1">Hex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6.908cm" svg:y1="11.033cm" svg:x2="22.209cm" svg:y2="12.049cm">
          <text:p/>
        </draw:line>
        <draw:custom-shape draw:style-name="gr7" draw:text-style-name="P6" xml:id="id32" draw:id="id32" draw:layer="layout" svg:width="2.347cm" svg:height="0.889cm" svg:x="22.898cm" svg:y="10.154cm">
          <text:p text:style-name="P5">TetrahedronSet</text:p>
          <text:p text:style-name="P5">TopologyModifi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971cm" svg:y1="10.525cm" svg:x2="17.764cm" svg:y2="11.795cm">
          <text:p/>
        </draw:line>
        <draw:custom-shape draw:style-name="gr2" draw:text-style-name="P3" xml:id="id17" draw:id="id17" draw:layer="layout" svg:width="3.302cm" svg:height="0.889cm" svg:x="11.499cm" svg:y="11.754cm">
          <text:p text:style-name="P1"><text:span text:style-name="T1">MapTriangle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3.302cm" svg:height="0.889cm" svg:x="7.699cm" svg:y="11.754cm">
          <text:p text:style-name="P1"><text:span text:style-name="T1">MapQuad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3.302cm" svg:height="0.889cm" svg:x="18.899cm" svg:y="13.254cm">
          <text:p text:style-name="P1"><text:span text:style-name="T1">MapHex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302cm" svg:height="0.889cm" svg:x="15.299cm" svg:y="13.254cm">
          <text:p text:style-name="P1"><text:span text:style-name="T1">MapTetrahedronSet</text:span></text:p>
          <text:p text:style-name="P1"><text:span text:style-name="T1">Topology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302cm" svg:height="0.889cm" svg:x="2.899cm" svg:y="5.054cm">
          <text:p text:style-name="P1"><text:span text:style-name="T1">CMBaseTop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302cm" svg:height="0.889cm" svg:x="2.899cm" svg:y="7.154cm">
          <text:p text:style-name="P1"><text:span text:style-name="T1">DDG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302cm" svg:height="0.889cm" svg:x="2.899cm" svg:y="8.754cm">
          <text:p text:style-name="P1"><text:span text:style-name="T1">Base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302cm" svg:height="0.889cm" svg:x="2.899cm" svg:y="10.354cm">
          <text:p text:style-name="P1"><text:span text:style-name="T1">T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3.302cm" svg:height="0.889cm" svg:x="2.899cm" svg:y="11.954cm">
          <text:p text:style-name="P1"><text:span text:style-name="T1">BaseTopology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xml:id="id22" draw:id="id22" draw:layer="layout" svg:width="3.302cm" svg:height="0.889cm" svg:x="1.099cm" svg:y="13.954cm">
          <text:p text:style-name="P5">CMTopologyData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3.302cm" svg:height="0.889cm" svg:x="4.699cm" svg:y="13.954cm">
          <text:p text:style-name="P5">TopologyData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3.302cm" svg:height="0.889cm" svg:x="8.399cm" svg:y="13.554cm">
          <text:p text:style-name="P1"><text:span text:style-name="T1">CMTopology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xml:id="id30" draw:id="id30" draw:layer="layout" svg:width="3.302cm" svg:height="0.889cm" svg:x="8.399cm" svg:y="16.754cm">
          <text:p text:style-name="P5">CMTopologyData</text:p>
          <text:p text:style-name="P5">Handl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3.302cm" svg:height="0.889cm" svg:x="8.399cm" svg:y="15.154cm">
          <text:p text:style-name="P1"><text:span text:style-name="T1">CMTopologyElement</text:span></text:p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.302cm" svg:height="0.889cm" svg:x="11.799cm" svg:y="13.554cm">
          <text:p text:style-name="P1"><text:span text:style-name="T1">Topology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1" draw:id="id31" draw:layer="layout" svg:width="3.302cm" svg:height="0.889cm" svg:x="11.799cm" svg:y="16.754cm">
          <text:p text:style-name="P5">TopologyDataHandl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8" draw:id="id28" draw:layer="layout" svg:width="3.302cm" svg:height="0.889cm" svg:x="11.799cm" svg:y="15.154cm">
          <text:p text:style-name="P1"><text:span text:style-name="T1">TopologyElement</text:span></text:p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889cm" svg:height="0.381cm" svg:x="1.254cm" svg:y="18.7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889cm" svg:height="0.381cm" svg:x="1.254cm" svg:y="19.36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524cm" svg:height="0.599cm" svg:x="2.17cm" svg:y="18.68cm">
          <draw:text-box>
            <text:p>Sofa</text:p>
          </draw:text-box>
        </draw:frame>
        <draw:frame draw:style-name="gr11" draw:text-style-name="P10" draw:layer="layout" svg:width="2.032cm" svg:height="0.599cm" svg:x="2.17cm" svg:y="19.281cm">
          <draw:text-box>
            <text:p>CGOGN</text:p>
          </draw:text-box>
        </draw:frame>
        <draw:frame draw:style-name="gr12" draw:text-style-name="P16" draw:layer="layout" svg:width="16.51cm" svg:height="1.657cm" svg:x="6.595cm" svg:y="18.899cm">
          <draw:text-box>
            <text:p text:style-name="P15"><text:span text:style-name="T2">Diagramme de classe de la topologie SOFA/CGOGN</text:span><text:span text:style-name="T3"> </text:span></text:p>
          </draw:text-box>
        </draw:frame>
        <draw:connector draw:style-name="gr13" draw:text-style-name="P17" draw:layer="layout" svg:x1="4.55cm" svg:y1="3.454cm" svg:x2="10.65cm" svg:y2="2.143cm" draw:start-shape="id1" draw:start-glue-point="0" draw:end-shape="id2" draw:end-glue-point="2" svg:d="M4550 3454v-656h6100v-655" svg:viewBox="0 0 6101 1312">
          <text:p/>
        </draw:connector>
        <draw:connector draw:style-name="gr13" draw:text-style-name="P17" draw:layer="layout" svg:x1="8.45cm" svg:y1="3.454cm" svg:x2="10.65cm" svg:y2="2.143cm" draw:start-shape="id3" draw:start-glue-point="0" draw:end-shape="id2" draw:end-glue-point="2" svg:d="M8450 3454v-656h2200v-655" svg:viewBox="0 0 2201 1312">
          <text:p/>
        </draw:connector>
        <draw:connector draw:style-name="gr13" draw:text-style-name="P17" draw:layer="layout" svg:x1="14.95cm" svg:y1="3.454cm" svg:x2="10.65cm" svg:y2="2.143cm" draw:start-shape="id4" draw:start-glue-point="0" draw:end-shape="id2" draw:end-glue-point="2" svg:d="M14950 3454v-656h-4300v-655" svg:viewBox="0 0 4301 1312">
          <text:p/>
        </draw:connector>
        <draw:connector draw:style-name="gr13" draw:text-style-name="P17" draw:layer="layout" draw:line-skew="0.258cm 2.22cm -0.033cm" svg:x1="10.55cm" svg:y1="5.054cm" svg:x2="14.95cm" svg:y2="4.343cm" draw:start-shape="id5" draw:start-glue-point="0" draw:end-shape="id4" draw:end-glue-point="2" svg:d="M10550 5054v-244h4420-20v-467" svg:viewBox="0 0 4421 712">
          <text:p/>
        </draw:connector>
        <draw:connector draw:style-name="gr13" draw:text-style-name="P17" draw:layer="layout" draw:line-skew="1.858cm 2.172cm" svg:x1="18.75cm" svg:y1="5.054cm" svg:x2="14.95cm" svg:y2="4.343cm" draw:start-shape="id6" draw:start-glue-point="0" draw:end-shape="id4" draw:end-glue-point="2" svg:d="M18750 5054v-244h-3780v33h-20v-500" svg:viewBox="0 0 3801 712">
          <text:p/>
        </draw:connector>
        <draw:connector draw:style-name="gr13" draw:text-style-name="P17" draw:layer="layout" svg:x1="4.55cm" svg:y1="5.054cm" svg:x2="4.55cm" svg:y2="4.343cm" draw:start-shape="id7" draw:start-glue-point="0" draw:end-shape="id1" draw:end-glue-point="2" svg:d="M4550 5054v-711" svg:viewBox="0 0 1 712">
          <text:p/>
        </draw:connector>
        <draw:connector draw:style-name="gr13" draw:text-style-name="P17" draw:layer="layout" svg:x1="10.55cm" svg:y1="6.554cm" svg:x2="10.55cm" svg:y2="5.943cm" draw:start-shape="id8" draw:start-glue-point="0" draw:end-shape="id5" draw:end-glue-point="2" svg:d="M10550 6554v-611" svg:viewBox="0 0 1 612">
          <text:p/>
        </draw:connector>
        <draw:connector draw:style-name="gr13" draw:text-style-name="P17" draw:layer="layout" svg:x1="18.75cm" svg:y1="6.554cm" svg:x2="18.75cm" svg:y2="5.943cm" draw:start-shape="id9" draw:start-glue-point="0" draw:end-shape="id6" draw:end-glue-point="2" svg:d="M18750 6554v-611" svg:viewBox="0 0 1 612">
          <text:p/>
        </draw:connector>
        <draw:connector draw:style-name="gr13" draw:text-style-name="P17" draw:layer="layout" draw:line-skew="0.145cm" svg:x1="8.776cm" svg:y1="8.239cm" svg:x2="10.55cm" svg:y2="7.443cm" draw:start-shape="id10" draw:start-glue-point="0" draw:end-shape="id8" draw:end-glue-point="2" svg:d="M8776 8239v-254h1774v-542" svg:viewBox="0 0 1775 797">
          <text:p/>
        </draw:connector>
        <draw:connector draw:style-name="gr13" draw:text-style-name="P17" draw:layer="layout" draw:line-skew="0.137cm" svg:x1="12.35cm" svg:y1="8.254cm" svg:x2="10.55cm" svg:y2="7.443cm" draw:start-shape="id11" draw:start-glue-point="0" draw:end-shape="id8" draw:end-glue-point="2" svg:d="M12350 8254v-269h-1800v-542" svg:viewBox="0 0 1801 812">
          <text:p/>
        </draw:connector>
        <draw:connector draw:style-name="gr13" draw:text-style-name="P17" draw:layer="layout" svg:x1="20.55cm" svg:y1="9.254cm" svg:x2="18.75cm" svg:y2="7.443cm" draw:start-shape="id12" draw:start-glue-point="0" draw:end-shape="id9" draw:end-glue-point="2" svg:d="M20550 9254v-906h-1800v-905" svg:viewBox="0 0 1801 1812">
          <text:p/>
        </draw:connector>
        <draw:connector draw:style-name="gr13" draw:text-style-name="P17" draw:layer="layout" svg:x1="16.95cm" svg:y1="9.254cm" svg:x2="18.75cm" svg:y2="7.443cm" draw:start-shape="id13" draw:start-glue-point="0" draw:end-shape="id9" draw:end-glue-point="2" svg:d="M16950 9254v-906h1800v-905" svg:viewBox="0 0 1801 1812">
          <text:p/>
        </draw:connector>
        <draw:connector draw:style-name="gr13" draw:text-style-name="P17" draw:layer="layout" draw:line-skew="-0.169cm" svg:x1="9.35cm" svg:y1="11.754cm" svg:x2="20.55cm" svg:y2="10.143cm" draw:start-shape="id14" draw:start-glue-point="0" draw:end-shape="id12" draw:end-glue-point="2" svg:d="M9350 11754v-975h11200v-636" svg:viewBox="0 0 11201 1612">
          <text:p/>
        </draw:connector>
        <draw:connector draw:style-name="gr13" draw:text-style-name="P17" draw:layer="layout" svg:x1="20.55cm" svg:y1="11.754cm" svg:x2="20.55cm" svg:y2="10.143cm" draw:start-shape="id15" draw:end-shape="id12" draw:end-glue-point="2" svg:d="M20550 11754v-1611" svg:viewBox="0 0 1 1612">
          <text:p/>
        </draw:connector>
        <draw:connector draw:style-name="gr13" draw:text-style-name="P17" draw:layer="layout" svg:x1="16.95cm" svg:y1="11.754cm" svg:x2="16.95cm" svg:y2="10.143cm" draw:start-shape="id16" draw:start-glue-point="0" draw:end-shape="id13" draw:end-glue-point="2" svg:d="M16950 11754v-1611" svg:viewBox="0 0 1 1612">
          <text:p/>
        </draw:connector>
        <draw:connector draw:style-name="gr13" draw:text-style-name="P17" draw:layer="layout" draw:line-skew="0.339cm" svg:x1="13.15cm" svg:y1="11.754cm" svg:x2="16.95cm" svg:y2="10.143cm" draw:start-shape="id17" draw:start-glue-point="0" draw:end-shape="id13" draw:end-glue-point="2" svg:d="M13150 11754v-467h3800v-1144" svg:viewBox="0 0 3801 1612">
          <text:p/>
        </draw:connector>
        <draw:connector draw:style-name="gr13" draw:text-style-name="P17" draw:layer="layout" svg:x1="4.55cm" svg:y1="8.754cm" svg:x2="4.55cm" svg:y2="8.043cm" draw:start-shape="id18" draw:start-glue-point="0" draw:end-shape="id19" draw:end-glue-point="2" svg:d="M4550 8754v-711" svg:viewBox="0 0 1 712">
          <text:p/>
        </draw:connector>
        <draw:connector draw:style-name="gr13" draw:text-style-name="P17" draw:layer="layout" svg:x1="4.55cm" svg:y1="10.354cm" svg:x2="4.55cm" svg:y2="9.643cm" draw:start-shape="id20" draw:start-glue-point="0" draw:end-shape="id18" draw:end-glue-point="2" svg:d="M4550 10354v-711" svg:viewBox="0 0 1 712">
          <text:p/>
        </draw:connector>
        <draw:connector draw:style-name="gr13" draw:text-style-name="P17" draw:layer="layout" svg:x1="4.55cm" svg:y1="11.954cm" svg:x2="4.55cm" svg:y2="11.243cm" draw:start-shape="id21" draw:start-glue-point="0" draw:end-shape="id20" draw:end-glue-point="2" svg:d="M4550 11954v-711" svg:viewBox="0 0 1 712">
          <text:p/>
        </draw:connector>
        <draw:connector draw:style-name="gr13" draw:text-style-name="P17" draw:layer="layout" svg:x1="2.75cm" svg:y1="13.954cm" svg:x2="4.55cm" svg:y2="12.843cm" draw:start-shape="id22" draw:start-glue-point="0" draw:end-shape="id21" draw:end-glue-point="2" svg:d="M2750 13954v-556h1800v-555" svg:viewBox="0 0 1801 1112">
          <text:p/>
        </draw:connector>
        <draw:connector draw:style-name="gr13" draw:text-style-name="P17" draw:layer="layout" svg:x1="6.35cm" svg:y1="13.954cm" svg:x2="4.55cm" svg:y2="12.843cm" draw:start-shape="id23" draw:start-glue-point="0" draw:end-shape="id21" draw:end-glue-point="2" svg:d="M6350 13954v-556h-1800v-555" svg:viewBox="0 0 1801 1112">
          <text:p/>
        </draw:connector>
        <draw:connector draw:style-name="gr13" draw:text-style-name="P17" draw:layer="layout" svg:x1="16.95cm" svg:y1="13.254cm" svg:x2="16.95cm" svg:y2="12.643cm" draw:start-shape="id24" draw:start-glue-point="0" draw:end-shape="id16" draw:end-glue-point="2" svg:d="M16950 13254v-611" svg:viewBox="0 0 1 612">
          <text:p/>
        </draw:connector>
        <draw:connector draw:style-name="gr13" draw:text-style-name="P17" draw:layer="layout" svg:x1="20.55cm" svg:y1="13.254cm" svg:x2="20.55cm" svg:y2="12.643cm" draw:start-shape="id25" draw:start-glue-point="0" draw:end-shape="id15" draw:end-glue-point="2" svg:d="M20550 13254v-611" svg:viewBox="0 0 1 612">
          <text:p/>
        </draw:connector>
        <draw:connector draw:style-name="gr13" draw:text-style-name="P17" draw:layer="layout" svg:x1="10.05cm" svg:y1="15.154cm" svg:x2="10.05cm" svg:y2="14.443cm" draw:start-shape="id26" draw:start-glue-point="0" draw:end-shape="id27" draw:end-glue-point="2" svg:d="M10050 15154v-711" svg:viewBox="0 0 1 712">
          <text:p/>
        </draw:connector>
        <draw:connector draw:style-name="gr13" draw:text-style-name="P17" draw:layer="layout" svg:x1="13.45cm" svg:y1="15.154cm" svg:x2="13.45cm" svg:y2="14.443cm" draw:start-shape="id28" draw:start-glue-point="0" draw:end-shape="id29" draw:end-glue-point="2" svg:d="M13450 15154v-711" svg:viewBox="0 0 1 712">
          <text:p/>
        </draw:connector>
        <draw:connector draw:style-name="gr13" draw:text-style-name="P17" draw:layer="layout" svg:x1="10.05cm" svg:y1="16.754cm" svg:x2="10.05cm" svg:y2="16.043cm" draw:start-shape="id30" draw:start-glue-point="0" draw:end-shape="id26" draw:end-glue-point="2" svg:d="M10050 16754v-711" svg:viewBox="0 0 1 712">
          <text:p/>
        </draw:connector>
        <draw:connector draw:style-name="gr13" draw:text-style-name="P17" draw:layer="layout" svg:x1="13.45cm" svg:y1="16.754cm" svg:x2="13.45cm" svg:y2="16.043cm" draw:start-shape="id31" draw:start-glue-point="0" draw:end-shape="id28" draw:end-glue-point="2" svg:d="M13450 16754v-711" svg:viewBox="0 0 1 712">
          <text:p/>
        </draw:connector>
        <draw:connector draw:style-name="gr13" draw:text-style-name="P17" draw:layer="layout" svg:x1="24.071cm" svg:y1="10.154cm" svg:x2="24.072cm" svg:y2="9.143cm" draw:start-shape="id32" draw:start-glue-point="0" draw:end-shape="id33" draw:end-glue-point="2" svg:d="M24071 10154v-506h1v-505" svg:viewBox="0 0 2 1012">
          <text:p/>
        </draw:connector>
        <draw:connector draw:style-name="gr13" draw:text-style-name="P17" draw:layer="layout" svg:x1="26.77cm" svg:y1="10.154cm" svg:x2="26.771cm" svg:y2="9.143cm" draw:start-shape="id34" draw:start-glue-point="0" draw:end-shape="id35" draw:end-glue-point="2" svg:d="M26770 10154v-506h1v-505" svg:viewBox="0 0 2 1012">
          <text:p/>
        </draw:connector>
        <draw:connector draw:style-name="gr13" draw:text-style-name="P17" draw:layer="layout" draw:line-skew="0.137cm" svg:x1="24.072cm" svg:y1="8.254cm" svg:x2="25.35cm" svg:y2="7.443cm" draw:start-shape="id33" draw:start-glue-point="0" draw:end-shape="id36" draw:end-glue-point="2" svg:d="M24072 8254v-269h1278v-542" svg:viewBox="0 0 1279 812">
          <text:p/>
        </draw:connector>
        <draw:connector draw:style-name="gr13" draw:text-style-name="P17" draw:layer="layout" draw:line-skew="0.137cm" svg:x1="26.771cm" svg:y1="8.254cm" svg:x2="25.35cm" svg:y2="7.443cm" draw:start-shape="id35" draw:start-glue-point="0" draw:end-shape="id36" draw:end-glue-point="2" svg:d="M26771 8254v-269h-1421v-542" svg:viewBox="0 0 1422 812">
          <text:p/>
        </draw:connector>
        <draw:connector draw:style-name="gr13" draw:text-style-name="P17" draw:layer="layout" svg:x1="25.35cm" svg:y1="6.554cm" svg:x2="25.35cm" svg:y2="5.943cm" draw:start-shape="id36" draw:start-glue-point="0" draw:end-shape="id37" draw:end-glue-point="2" svg:d="M25350 6554v-611" svg:viewBox="0 0 1 612">
          <text:p/>
        </draw:connector>
        <draw:connector draw:style-name="gr13" draw:text-style-name="P17" draw:layer="layout" svg:x1="25.35cm" svg:y1="5.054cm" svg:x2="25.35cm" svg:y2="4.343cm" draw:start-shape="id37" draw:start-glue-point="0" draw:end-shape="id38" draw:end-glue-point="2" svg:d="M25350 5054v-711" svg:viewBox="0 0 1 712">
          <text:p/>
        </draw:connector>
        <draw:custom-shape draw:style-name="gr2" draw:text-style-name="P3" draw:layer="layout" svg:width="3.302cm" svg:height="0.889cm" svg:x="18.799cm" svg:y="1.254cm">
          <text:p text:style-name="P1"><text:span text:style-name="T1">Topolo</text:span><text:span text:style-name="T1">gyCha</text:span><text:span text:style-name="T1">ng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gradient-step-count="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3:21:45.668720408</meta:creation-date>
    <dc:date>2017-06-30T14:55:34.547874506</dc:date>
    <meta:editing-duration>PT29M1S</meta:editing-duration>
    <meta:editing-cycles>6</meta:editing-cycles>
    <meta:generator>LibreOffice/5.3.1.2$Linux_X86_64 LibreOffice_project/30m0$Build-2</meta:generator>
    <meta:document-statistic meta:object-count="87"/>
  </office:meta>
</office:document-meta>
</file>